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Arial2" svg:font-family="Arial" style:font-pitch="variable"/>
    <style:font-face style:name="Calibri2" svg:font-family="Calibri" style:font-pitch="variable"/>
    <style:font-face style:name="Courier New2" svg:font-family="'Courier New'" style:font-pitch="variable"/>
    <style:font-face style:name="DejaVu Sans Mono2" svg:font-family="'DejaVu Sans Mono', 'Yu Gothic'" style:font-pitch="variable"/>
    <style:font-face style:name="Helvetica2" svg:font-family="Helvetica, Arial" style:font-pitch="variable"/>
    <style:font-face style:name="Lohit Devanagari1" svg:font-family="'Lohit Devanagari'" style:font-pitch="variable"/>
    <style:font-face style:name="Lohit Devanagari3" svg:font-family="'Lohit Devanagari', 'Yu Gothic'" style:font-pitch="variable"/>
    <style:font-face style:name="Mincho1" svg:font-family="Mincho, 'MS Mincho'" style:font-pitch="variable"/>
    <style:font-face style:name="Noto Sans CJK SC1" svg:font-family="'Noto Sans CJK SC'" style:font-pitch="variable"/>
    <style:font-face style:name="OpenSymbol2" svg:font-family="OpenSymbol, 'Arial Unicode MS'" style:font-pitch="variable"/>
    <style:font-face style:name="Symbol2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Times2" svg:font-family="Times, 'Times New Roman'" style:font-pitch="variable"/>
    <style:font-face style:name="Wingdings2" svg:font-family="Wingding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Mono" svg:font-family="'DejaVu Sans Mono', 'Yu Gothic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DejaVu Sans Mono1" svg:font-family="'DejaVu Sans Mono', 'Yu Gothic'" style:font-family-generic="system" style:font-pitch="variable"/>
    <style:font-face style:name="Helvetica1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Lohit Devanagari2" svg:font-family="'Lohit Devanagari', 'Yu Gothic'" style:font-family-generic="system" style:font-pitch="variable"/>
    <style:font-face style:name="Mincho" svg:font-family="Mincho, 'MS Mincho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1" svg:font-family="Times, 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d0d0d0" draw:textarea-horizontal-align="justify" draw:textarea-vertical-align="middle" draw:auto-grow-height="false" fo:min-height="7.41cm" fo:min-width="15.751cm"/>
      <style:paragraph-properties style:writing-mode="lr-tb"/>
    </style:style>
    <style:style style:name="gr2" style:family="graphic" style:parent-style-name="standard">
      <style:graphic-properties draw:stroke="none" draw:fill-color="#bababa" draw:textarea-horizontal-align="justify" draw:textarea-vertical-align="middle" draw:auto-grow-height="false" fo:min-height="4.272cm" fo:min-width="8.149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27cm" fo:min-width="6.854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651cm" fo:min-width="10.96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27cm" fo:min-width="8.387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651cm" fo:min-width="5.3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27cm" fo:min-width="6.872cm"/>
      <style:paragraph-properties style:writing-mode="lr-tb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1.327cm" fo:min-width="8.387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0.742cm" fo:min-width="6.91cm"/>
      <style:paragraph-properties style:writing-mode="lr-tb"/>
    </style:style>
    <style:style style:name="gr11" style:family="graphic" style:parent-style-name="objectwithoutfill">
      <style:graphic-properties draw:stroke="solid" draw:stroke-dash="Double_20_Dash" svg:stroke-color="#000000" draw:marker-end="Arrow" draw:marker-end-width="0.3cm" draw:fill="solid" draw:textarea-vertical-align="middle"/>
      <style:paragraph-properties style:writing-mode="lr-tb"/>
    </style:style>
    <style:style style:name="gr12" style:family="graphic" style:parent-style-name="standard" style:list-style-name="L1">
      <style:graphic-properties draw:fill-color="#729fcf" draw:textarea-horizontal-align="justify" draw:textarea-vertical-align="middle" draw:auto-grow-height="false" fo:min-height="0.61cm" fo:min-width="6.954cm"/>
      <style:paragraph-properties style:writing-mode="lr-tb"/>
    </style:style>
    <style:style style:name="gr13" style:family="graphic" style:parent-style-name="standard">
      <style:graphic-properties draw:stroke="none" draw:fill-color="#d0d0d0" draw:textarea-horizontal-align="justify" draw:textarea-vertical-align="middle" draw:auto-grow-height="false" fo:min-height="3.399cm" fo:min-width="4.456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651cm" fo:min-width="7.663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651cm" fo:min-width="6.994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0.651cm" fo:min-width="10.157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justify" draw:textarea-vertical-align="middle" draw:auto-grow-height="false" fo:min-height="0.651cm" fo:min-width="7.048cm"/>
      <style:paragraph-properties style:writing-mode="lr-tb"/>
    </style:style>
    <style:style style:name="gr18" style:family="graphic" style:parent-style-name="standard">
      <style:graphic-properties draw:stroke="none" draw:fill-color="#d0d0d0" draw:textarea-horizontal-align="justify" draw:textarea-vertical-align="middle" draw:auto-grow-height="false" fo:min-height="7.41cm" fo:min-width="4.418cm"/>
      <style:paragraph-properties style:writing-mode="lr-tb"/>
    </style:style>
    <style:style style:name="gr19" style:family="graphic" style:parent-style-name="standard">
      <style:graphic-properties draw:stroke="none" draw:fill="none" fo:min-height="1.407cm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0.742cm" fo:min-width="6.91cm"/>
      <style:paragraph-properties style:writing-mode="lr-tb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style:font-name="Times new roman1" fo:font-size="12.3999996185303pt"/>
    </style:style>
    <style:style style:name="P2" style:family="paragraph">
      <loext:graphic-properties draw:fill-color="#d0d0d0"/>
      <style:paragraph-properties fo:text-align="start" style:writing-mode="lr-tb"/>
      <style:text-properties style:font-name="Times new roman1" fo:font-size="12.3999996185303pt" style:font-size-asian="20pt" style:font-size-complex="20pt"/>
    </style:style>
    <style:style style:name="P3" style:family="paragraph">
      <loext:graphic-properties draw:fill-color="#bababa"/>
      <style:paragraph-properties fo:text-align="start" style:writing-mode="lr-tb"/>
      <style:text-properties style:font-name="Times new roman1" fo:font-size="12.3999996185303pt" fo:background-color="#ffff00" style:font-size-asian="20pt" style:font-size-complex="20pt"/>
    </style:style>
    <style:style style:name="P4" style:family="paragraph">
      <loext:graphic-properties draw:fill="solid"/>
      <style:paragraph-properties fo:margin-left="0cm" fo:margin-right="0cm" fo:text-align="center" fo:text-indent="0.102cm"/>
      <style:text-properties style:font-name="Times new roman1" fo:font-size="13.3000001907349pt" style:font-size-asian="20pt" style:font-size-complex="20pt"/>
    </style:style>
    <style:style style:name="P5" style:family="paragraph">
      <style:paragraph-properties fo:margin-left="0cm" fo:margin-right="0cm" fo:text-align="center" fo:text-indent="0.102cm" style:writing-mode="lr-tb"/>
      <style:text-properties style:font-name="Times new roman1" fo:font-size="12.3999996185303pt"/>
    </style:style>
    <style:style style:name="P6" style:family="paragraph">
      <style:paragraph-properties fo:margin-left="0cm" fo:margin-right="0cm" fo:text-align="center" fo:text-indent="0.102cm" style:writing-mode="lr-tb"/>
      <style:text-properties style:font-name="Times new roman1" fo:font-size="12.3999996185303pt" style:font-size-asian="20pt" style:font-size-complex="20pt"/>
    </style:style>
    <style:style style:name="P7" style:family="paragraph">
      <loext:graphic-properties draw:fill="none"/>
      <style:paragraph-properties fo:margin-left="0cm" fo:margin-right="0cm" fo:text-align="center" fo:text-indent="0.102cm" style:writing-mode="lr-tb"/>
      <style:text-properties style:font-name="Times new roman1" fo:font-size="12.3999996185303pt" style:font-size-asian="20pt" style:font-size-complex="20pt"/>
    </style:style>
    <style:style style:name="P8" style:family="paragraph">
      <style:paragraph-properties fo:margin-left="0cm" fo:margin-right="0cm" fo:text-align="center" fo:text-indent="0.102cm" style:writing-mode="lr-tb"/>
      <style:text-properties style:font-name="Times new roman1" fo:font-size="12.3999996185303pt" style:font-size-asian="18pt" style:font-size-complex="18pt"/>
    </style:style>
    <style:style style:name="P9" style:family="paragraph">
      <loext:graphic-properties draw:fill-color="#729fcf"/>
      <style:paragraph-properties fo:margin-left="0cm" fo:margin-right="0cm" fo:text-align="center" fo:text-indent="0.102cm" style:writing-mode="lr-tb"/>
      <style:text-properties style:font-name="Times new roman1" fo:font-size="12.3999996185303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center" fo:text-indent="0.102cm" style:writing-mode="lr-tb"/>
      <style:text-properties style:font-name="Times new roman1" fo:font-size="12.3999996185303pt"/>
    </style:style>
    <style:style style:name="P11" style:family="paragraph">
      <style:paragraph-properties fo:margin-left="0cm" fo:margin-right="0cm" fo:margin-top="0cm" fo:margin-bottom="0cm" fo:line-height="100%" fo:text-align="center" fo:text-indent="0.102cm" style:writing-mode="lr-tb"/>
      <style:text-properties style:font-name="Times new roman1" fo:font-size="12.3999996185303pt" style:font-size-asian="20pt" style:font-size-complex="20pt"/>
    </style:style>
    <style:style style:name="P12" style:family="paragraph">
      <style:paragraph-properties fo:text-align="center" style:writing-mode="lr-tb"/>
      <style:text-properties style:font-name="Times new roman1" fo:font-size="12.3999996185303pt" fo:font-weight="bold" style:font-weight-asian="bold" style:font-weight-complex="bold"/>
    </style:style>
    <style:style style:name="P13" style:family="paragraph">
      <loext:graphic-properties draw:fill="none"/>
      <style:paragraph-properties fo:text-align="center" style:writing-mode="lr-tb"/>
      <style:text-properties style:font-name="Times new roman1" fo:font-size="12.3999996185303pt" fo:font-weight="bold" style:font-size-asian="20pt" style:font-weight-asian="bold" style:font-size-complex="20pt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.102cm" style:writing-mode="lr-tb"/>
      <style:text-properties style:font-name="Times new roman1" fo:font-size="12.3999996185303pt" style:font-size-asian="18pt" style:font-size-complex="18pt"/>
    </style:style>
    <style:style style:name="P15" style:family="paragraph">
      <loext:graphic-properties draw:fill-color="#729fcf"/>
      <style:paragraph-properties fo:margin-left="0cm" fo:margin-right="0cm" fo:margin-top="0cm" fo:margin-bottom="0cm" fo:line-height="100%" fo:text-align="center" fo:text-indent="0.102cm" style:writing-mode="lr-tb"/>
      <style:text-properties style:font-name="Times new roman1" fo:font-size="12.3999996185303pt" style:font-size-asian="18pt" style:font-size-complex="18pt"/>
    </style:style>
    <style:style style:name="P16" style:family="paragraph">
      <style:paragraph-properties fo:margin-left="0cm" fo:margin-right="0cm" fo:text-align="center" fo:text-indent="0.102cm" style:writing-mode="lr-tb"/>
      <style:text-properties style:font-name="Times new roman1" fo:font-size="12.3999996185303pt" fo:font-style="italic" fo:font-weight="bold" style:font-style-asian="italic" style:font-weight-asian="bold" style:font-style-complex="italic" style:font-weight-complex="bold"/>
    </style:style>
    <style:style style:name="P17" style:family="paragraph">
      <loext:graphic-properties draw:fill-color="#d0d0d0"/>
      <style:paragraph-properties fo:margin-left="0cm" fo:margin-right="0cm" fo:text-align="center" fo:text-indent="0.102cm" style:writing-mode="lr-tb"/>
      <style:text-properties style:font-name="Times new roman1" fo:font-size="12.3999996185303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8" style:family="paragraph">
      <style:paragraph-properties fo:text-align="center" style:writing-mode="lr-tb"/>
      <style:text-properties style:font-name="Times new roman1" fo:font-size="12.3999996185303pt"/>
    </style:style>
    <style:style style:name="P19" style:family="paragraph">
      <loext:graphic-properties draw:fill-color="#d0d0d0"/>
      <style:paragraph-properties fo:text-align="center" style:writing-mode="lr-tb"/>
      <style:text-properties style:font-name="Times new roman1" fo:font-size="12.3999996185303pt" style:font-size-asian="20pt" style:font-size-complex="20pt"/>
    </style:style>
    <style:style style:name="P20" style:family="paragraph">
      <style:text-properties fo:font-size="14.1999998092651pt" style:font-size-asian="16pt" style:font-size-complex="16pt"/>
    </style:style>
    <style:style style:name="P21" style:family="paragraph">
      <loext:graphic-properties draw:fill="none"/>
      <style:paragraph-properties style:writing-mode="lr-tb"/>
      <style:text-properties fo:font-size="14.1999998092651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2" style:family="paragraph">
      <loext:graphic-properties draw:fill-color="#ffffff"/>
      <style:paragraph-properties style:writing-mode="lr-tb"/>
    </style:style>
    <style:style style:name="T1" style:family="text">
      <style:text-properties style:font-name="Times new roman1" fo:font-size="15pt" style:font-size-asian="20pt" style:font-size-complex="20pt"/>
    </style:style>
    <style:style style:name="T2" style:family="text">
      <style:text-properties style:font-name="Times new roman1" fo:font-size="14pt"/>
    </style:style>
    <style:style style:name="T3" style:family="text">
      <style:text-properties style:use-window-font-color="true" style:font-name="Times new roman1" fo:font-size="15pt" fo:language="de" fo:country="DE" style:letter-kerning="false" style:font-name-asian="Times2" style:font-size-asian="20pt" style:font-size-complex="2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5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imes new roman1" fo:font-size="15pt" fo:font-weight="bold" style:font-size-asian="20pt" style:font-weight-asian="bold" style:font-size-complex="20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5pt" fo:language="de" fo:country="DE" fo:font-style="normal" fo:text-shadow="none" style:text-underline-style="none" fo:font-weight="normal" style:letter-kerning="false" style:font-name-asian="Times2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Times new roman1" fo:font-size="15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style:font-name="Times new roman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16.251cm" svg:height="7.66cm" svg:x="0.261cm" svg:y="6.26cm">
          <text:p text:style-name="P1"><text:span text:style-name="T1"><text:s/>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649cm" svg:height="4.522cm" svg:x="0.245cm" svg:y="0.81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318cm" svg:y1="4.839cm" svg:x2="4.324cm" svg:y2="6.381cm">
          <text:p/>
        </draw:line>
        <draw:custom-shape draw:style-name="gr4" draw:text-style-name="P6" draw:layer="layout" svg:width="7.354cm" svg:height="1.577cm" svg:x="1.279cm" svg:y="6.381cm">
          <text:p text:style-name="P5"><text:span text:style-name="T1">Count beacons per cell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1.462cm" svg:height="0.901cm" svg:x="1.327cm" svg:y="5.305cm">
          <text:p text:style-name="P5"><text:span text:style-name="T1">Collected position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8.887cm" svg:height="1.577cm" svg:x="3.878cm" svg:y="9.098cm">
          <text:p text:style-name="P8"><text:span text:style-name="T3">Aggregation of map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84cm" svg:height="0.901cm" svg:x="1.217cm" svg:y="7.965cm">
          <text:p text:style-name="P5"><text:span text:style-name="T1">Own density ma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681cm" svg:y1="7.958cm" svg:x2="6.681cm" svg:y2="9.132cm">
          <text:p/>
        </draw:line>
        <draw:custom-shape draw:style-name="gr7" draw:text-style-name="P7" draw:layer="layout" svg:width="5.84cm" svg:height="0.901cm" svg:x="9.91cm" svg:y="8.021cm">
          <text:p text:style-name="P5"><text:span text:style-name="T1">Foreign <text:s/>density ma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441cm" svg:y1="10.677cm" svg:x2="8.441cm" svg:y2="12.082cm">
          <text:p/>
        </draw:line>
        <draw:custom-shape draw:style-name="gr8" draw:text-style-name="P6" draw:layer="layout" svg:width="7.372cm" svg:height="1.577cm" svg:x="8.833cm" svg:y="6.397cm">
          <text:p text:style-name="P5"><text:span text:style-name="T1">Reception functionalit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8.887cm" svg:height="1.577cm" svg:x="3.924cm" svg:y="11.993cm">
          <text:p text:style-name="P8"><text:span text:style-name="T3">Density map sending functionality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.41cm" svg:height="0.992cm" svg:x="1.231cm" svg:y="2.04cm">
          <text:p text:style-name="P10"><text:span text:style-name="T4">Beacon reception </text:span><text:span text:style-name="T3">functionality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22.828cm" svg:y1="2.595cm" svg:x2="8.641cm" svg:y2="2.595cm">
          <text:p/>
        </draw:line>
        <draw:line draw:style-name="gr11" draw:text-style-name="P4" draw:layer="layout" svg:x1="22.758cm" svg:y1="7.12cm" svg:x2="16.204cm" svg:y2="7.12cm">
          <text:p/>
        </draw:line>
        <draw:custom-shape draw:style-name="gr7" draw:text-style-name="P13" draw:layer="layout" svg:width="5.84cm" svg:height="0.901cm" svg:x="22.074cm" svg:y="0.088cm">
          <text:p text:style-name="P12"><text:span text:style-name="T5">Other device(s)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5.84cm" svg:height="0.901cm" svg:x="1.811cm" svg:y="-0.047cm">
          <text:p text:style-name="P12"><text:span text:style-name="T5">De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7.454cm" svg:height="0.86cm" svg:x="1.187cm" svg:y="0.942cm">
          <text:p text:style-name="P14"><text:span text:style-name="T6">Beacon sending </text:span><text:span text:style-name="T3">functionality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8.641cm" svg:y1="1.358cm" svg:x2="22.72cm" svg:y2="1.358cm">
          <text:p/>
        </draw:line>
        <draw:line draw:style-name="gr11" draw:text-style-name="P4" draw:layer="layout" svg:x1="12.811cm" svg:y1="12.76cm" svg:x2="22.758cm" svg:y2="12.801cm">
          <text:p/>
        </draw:line>
        <draw:custom-shape draw:style-name="gr13" draw:text-style-name="P17" draw:layer="layout" svg:width="4.956cm" svg:height="3.649cm" svg:x="22.72cm" svg:y="1.037cm">
          <text:p text:style-name="P16"><text:span text:style-name="T7">Beacon service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8.163cm" svg:height="0.901cm" svg:x="10.372cm" svg:y="0.498cm">
          <text:p text:style-name="P5"><text:span text:style-name="T1">sends position data to other device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7.494cm" svg:height="0.901cm" svg:x="15.265cm" svg:y="12.036cm">
          <text:p text:style-name="P5"><text:span text:style-name="T1">sends aggregated </text:span></text:p>
          <text:p text:style-name="P5"><text:span text:style-name="T1">density map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0.657cm" svg:height="0.901cm" svg:x="8.787cm" svg:y="1.694cm">
          <text:p text:style-name="P5"><text:span text:style-name="T1">receives position data from other devices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7.548cm" svg:height="0.901cm" svg:x="1.917cm" svg:y="10.803cm">
          <text:p text:style-name="P5"><text:span text:style-name="T1">Aggregated ma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28cm" svg:y1="7.958cm" svg:x2="10.28cm" svg:y2="9.099cm">
          <text:p/>
        </draw:line>
        <draw:custom-shape draw:style-name="gr18" draw:text-style-name="P19" draw:layer="layout" svg:width="4.918cm" svg:height="7.66cm" svg:x="22.758cm" svg:y="6.228cm">
          <text:p text:style-name="P18"><text:span text:style-name="T1"><text:s/></text:span></text:p>
          <text:p text:style-name="P18"><text:span text:style-name="T7">Density map service</text:span></text:p>
          <draw:enhanced-geometry svg:viewBox="0 0 21600 21600" draw:type="rectangle" draw:enhanced-path="M 0 0 L 21600 0 21600 21600 0 21600 0 0 Z N"/>
        </draw:custom-shape>
        <draw:frame draw:style-name="gr19" draw:text-style-name="P21" draw:layer="layout" svg:width="6.268cm" svg:height="1.657cm" draw:transform="rotate (1.5707963267949) translate (0.261cm 12.928cm)">
          <draw:text-box>
            <text:p text:style-name="P20"><text:span text:style-name="T8">Density map service</text:span></text:p>
          </draw:text-box>
        </draw:frame>
        <draw:frame draw:style-name="gr19" draw:text-style-name="P21" draw:layer="layout" svg:width="4.771cm" svg:height="1.657cm" draw:transform="rotate (1.5707963267949) translate (0.245cm 5.271cm)">
          <draw:text-box>
            <text:p text:style-name="P20"><text:span text:style-name="T8">Beacon service</text:span></text:p>
          </draw:text-box>
        </draw:frame>
        <draw:custom-shape draw:style-name="gr15" draw:text-style-name="P7" draw:layer="layout" svg:width="7.494cm" svg:height="0.901cm" svg:x="15.874cm" svg:y="6.26cm">
          <text:p text:style-name="P5"><text:span text:style-name="T1">receives aggregated</text:span></text:p>
          <text:p text:style-name="P5"><text:span text:style-name="T1">density map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7.41cm" svg:height="0.992cm" svg:x="1.231cm" svg:y="3.814cm">
          <text:p text:style-name="P10"><text:span text:style-name="T4">Beacon filtering </text:span><text:span text:style-name="T3">functionality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32cm" svg:y1="3.031cm" svg:x2="4.32cm" svg:y2="3.813cm">
          <text:p/>
        </draw:line>
        <draw:custom-shape draw:style-name="gr5" draw:text-style-name="P7" draw:layer="layout" svg:width="11.462cm" svg:height="0.901cm" svg:x="0.627cm" svg:y="2.976cm">
          <text:p text:style-name="P5"><text:span text:style-name="T1">Position dat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5.145cm" svg:y1="4.686cm" svg:x2="25.151cm" svg:y2="6.228cm">
          <text:p/>
        </draw:lin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Arial2" svg:font-family="Arial" style:font-pitch="variable"/>
    <style:font-face style:name="Calibri2" svg:font-family="Calibri" style:font-pitch="variable"/>
    <style:font-face style:name="Courier New2" svg:font-family="'Courier New'" style:font-pitch="variable"/>
    <style:font-face style:name="DejaVu Sans Mono2" svg:font-family="'DejaVu Sans Mono', 'Yu Gothic'" style:font-pitch="variable"/>
    <style:font-face style:name="Helvetica2" svg:font-family="Helvetica, Arial" style:font-pitch="variable"/>
    <style:font-face style:name="Lohit Devanagari1" svg:font-family="'Lohit Devanagari'" style:font-pitch="variable"/>
    <style:font-face style:name="Lohit Devanagari3" svg:font-family="'Lohit Devanagari', 'Yu Gothic'" style:font-pitch="variable"/>
    <style:font-face style:name="Mincho1" svg:font-family="Mincho, 'MS Mincho'" style:font-pitch="variable"/>
    <style:font-face style:name="Noto Sans CJK SC1" svg:font-family="'Noto Sans CJK SC'" style:font-pitch="variable"/>
    <style:font-face style:name="OpenSymbol2" svg:font-family="OpenSymbol, 'Arial Unicode MS'" style:font-pitch="variable"/>
    <style:font-face style:name="Symbol2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Times2" svg:font-family="Times, 'Times New Roman'" style:font-pitch="variable"/>
    <style:font-face style:name="Wingdings2" svg:font-family="Wingding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Mono" svg:font-family="'DejaVu Sans Mono', 'Yu Gothic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DejaVu Sans Mono1" svg:font-family="'DejaVu Sans Mono', 'Yu Gothic'" style:font-family-generic="system" style:font-pitch="variable"/>
    <style:font-face style:name="Helvetica1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Lohit Devanagari2" svg:font-family="'Lohit Devanagari', 'Yu Gothic'" style:font-family-generic="system" style:font-pitch="variable"/>
    <style:font-face style:name="Mincho" svg:font-family="Mincho, 'MS Mincho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1" svg:font-family="Times, 'Times New Roman'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374cm" fo:margin-bottom="0cm" fo:line-height="108%" fo:text-align="start" style:text-autospace="none" style:writing-mode="lr-tb"/>
      <style:text-properties fo:color="#000000" style:font-name="Times" fo:font-family="Times, 'Times New Roman'" style:font-family-generic="roman" style:font-pitch="variable" fo:font-size="16pt" fo:language="de" fo:country="DE" fo:font-weight="bold" style:letter-kerning="false" style:font-name-asian="Times2" style:font-family-asian="Times, 'Times New Roman'" style:font-pitch-asian="variable" style:font-size-asian="10pt" style:language-asian="ar" style:country-asian="SA"/>
    </style:style>
    <style:style style:name="Heading_20_2" style:display-name="Heading 2" style:family="graphic">
      <style:paragraph-properties fo:margin-top="0.374cm" fo:margin-bottom="0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4pt" fo:language="de" fo:country="DE" fo:font-weight="bold" style:letter-kerning="false" style:font-name-asian="Times2" style:font-family-asian="Times, 'Times New Roman'" style:font-pitch-asian="variable" style:font-size-asian="10pt" style:language-asian="ar" style:country-asian="SA"/>
    </style:style>
    <style:style style:name="Heading_20_3" style:display-name="Heading 3" style:family="graphic">
      <style:paragraph-properties fo:margin-top="0.374cm" fo:margin-bottom="0cm" fo:line-height="108%" fo:text-align="start" style:text-autospace="none" style:writing-mode="lr-tb"/>
      <style:text-properties fo:color="#000000" style:font-name="Times" fo:font-family="Times, 'Times New Roman'" style:font-family-generic="roman" style:font-pitch="variable" fo:font-size="12pt" fo:language="de" fo:country="DE" fo:font-weight="bold" style:letter-kerning="false" style:font-name-asian="Times2" style:font-family-asian="Times, 'Times New Roman'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374cm" fo:margin-bottom="0cm" fo:line-height="108%" fo:text-align="start" style:text-autospace="none" style:writing-mode="lr-tb"/>
      <style:text-properties fo:color="#000000" style:font-name="Times" fo:font-family="Times, 'Times New Roman'" style:font-family-generic="roman" style:font-pitch="variable" fo:font-size="12pt" fo:language="de" fo:country="DE" fo:font-weight="bold" style:letter-kerning="false" style:font-name-asian="Times2" style:font-family-asian="Times, 'Times New Roman'" style:font-pitch-asian="variable" style:font-size-asian="10pt" style:language-asian="ar" style:country-asian="SA"/>
    </style:style>
    <style:style style:name="Heading_20_5" style:display-name="Heading 5" style:family="graphic">
      <style:paragraph-properties fo:margin-top="0cm" fo:margin-bottom="0.497cm" fo:line-height="108%" fo:text-align="start" style:text-autospace="none" style:writing-mode="lr-tb"/>
      <style:text-properties fo:color="#000000" style:font-name="Times" fo:font-family="Times, 'Times New Roman'" style:font-family-generic="roman" style:font-pitch="variable" fo:font-size="12pt" fo:language="de" fo:country="DE" fo:font-weight="bold" style:letter-kerning="false" style:font-name-asian="Times2" style:font-family-asian="Times, 'Times New Roman'" style:font-pitch-asian="variable" style:font-size-asian="10pt" style:language-asian="ar" style:country-asian="SA"/>
    </style:style>
    <style:style style:name="Heading_20_6" style:display-name="Heading 6" style:family="graphic">
      <style:paragraph-properties fo:margin-top="0cm" fo:margin-bottom="0.497cm" fo:line-height="108%" fo:text-align="start" style:text-autospace="none" style:writing-mode="lr-tb"/>
      <style:text-properties fo:color="#000000" style:font-name="Times" fo:font-family="Times, 'Times New Roman'" style:font-family-generic="roman" style:font-pitch="variable" fo:font-size="12pt" fo:language="de" fo:country="DE" fo:font-weight="bold" style:letter-kerning="false" style:font-name-asian="Times2" style:font-family-asian="Times, 'Times New Roman'" style:font-pitch-asian="variable" style:font-size-asian="10pt" style:language-asian="ar" style:country-asian="SA"/>
    </style:style>
    <style:style style:name="Heading_20_7" style:display-name="Heading 7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2pt" fo:language="de" fo:country="DE" fo:font-weight="bold" style:letter-kerning="false" style:font-name-asian="Times2" style:font-family-asian="Times, 'Times New Roman'" style:font-pitch-asian="variable" style:font-size-asian="10pt" style:language-asian="ar" style:country-asian="SA"/>
    </style:style>
    <style:style style:name="Heading_20_8" style:display-name="Heading 8" style:family="graphic">
      <style:paragraph-properties fo:margin-top="0cm" fo:margin-bottom="0.497cm" fo:line-height="108%" fo:text-align="start" style:text-autospace="none" style:writing-mode="lr-tb"/>
      <style:text-properties fo:color="#000000" style:font-name="Times" fo:font-family="Times, 'Times New Roman'" style:font-family-generic="roman" style:font-pitch="variable" fo:font-size="12pt" fo:language="de" fo:country="DE" fo:font-weight="bold" style:letter-kerning="false" style:font-name-asian="Times2" style:font-family-asian="Times, 'Times New Roman'" style:font-pitch-asian="variable" style:font-size-asian="10pt" style:language-asian="ar" style:country-asian="SA"/>
    </style:style>
    <style:style style:name="Heading_20_9" style:display-name="Heading 9" style:family="graphic">
      <style:paragraph-properties fo:margin-top="0cm" fo:margin-bottom="0.497cm" fo:line-height="108%" fo:text-align="start" style:text-autospace="none" style:writing-mode="lr-tb"/>
      <style:text-properties fo:color="#000000" style:font-name="Times" fo:font-family="Times, 'Times New Roman'" style:font-family-generic="roman" style:font-pitch="variable" fo:font-size="12pt" fo:language="de" fo:country="DE" fo:font-weight="bold" style:letter-kerning="false" style:font-name-asian="Times2" style:font-family-asian="Times, 'Times New Roman'" style:font-pitch-asian="variable" style:font-size-asian="10pt" style:language-asian="ar" style:country-asian="SA"/>
    </style:style>
    <style:style style:name="ListLabel_20_6" style:display-name="ListLabel 6" style:family="graphic">
      <style:paragraph-properties style:text-autospace="none"/>
      <style:text-properties fo:color="#000000" fo:font-size="12pt" fo:font-weight="bold" style:font-size-asian="12pt" style:font-weight-asian="bold" style:font-size-complex="12pt" style:font-weight-complex="bold"/>
    </style:style>
    <style:style style:name="ListLabel_20_5" style:display-name="ListLabel 5" style:family="graphic">
      <style:paragraph-properties style:text-autospace="none"/>
      <style:text-properties fo:color="#000000" fo:font-size="12pt" fo:font-weight="bold" style:font-size-asian="12pt" style:font-weight-asian="bold" style:font-size-complex="12pt" style:font-weight-complex="bold"/>
    </style:style>
    <style:style style:name="ListLabel_20_4" style:display-name="ListLabel 4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ListLabel_20_3" style:display-name="ListLabel 3" style:family="graphic">
      <style:paragraph-properties style:text-autospace="none"/>
      <style:text-properties fo:color="#000000" fo:font-size="12pt" fo:font-weight="bold" style:font-size-asian="12pt" style:font-weight-asian="bold" style:font-size-complex="12pt" style:font-weight-complex="bold"/>
    </style:style>
    <style:style style:name="ListLabel_20_2" style:display-name="ListLabel 2" style:family="graphic">
      <style:paragraph-properties style:text-autospace="none"/>
      <style:text-properties fo:color="#000000" fo:font-size="12pt" fo:font-weight="bold" style:font-size-asian="12pt" style:font-weight-asian="bold" style:font-size-complex="12pt" style:font-weight-complex="bold"/>
    </style:style>
    <style:style style:name="ListLabel_20_1" style:display-name="ListLabel 1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Hyper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ußnotentext_20_Zchn" style:display-name="Fußnotentext Zchn" style:family="graphic">
      <style:paragraph-properties style:text-autospace="none"/>
      <style:text-properties style:font-name="Times" fo:font-family="Times, 'Times New Roman'" style:font-family-generic="roman" style:font-pitch="variable" fo:font-size="10pt" style:font-name-asian="Times2" style:font-family-asian="Times, 'Times New Roman'" style:font-pitch-asian="variable" style:font-size-asian="10pt" style:language-asian="zh" style:country-asian="CN"/>
    </style:style>
    <style:style style:name="Endnotenanker" style:family="graphic">
      <style:paragraph-properties style:text-autospace="none"/>
      <style:text-properties style:text-position="11% 58%"/>
    </style:style>
    <style:style style:name="Fußnotenanker" style:family="graphic">
      <style:paragraph-properties style:text-autospace="none"/>
      <style:text-properties style:text-position="11% 58%"/>
    </style:style>
    <style:style style:name="Kommentartext_20_Zchn" style:display-name="Kommentartext Zchn" style:family="graphic">
      <style:paragraph-properties style:text-autospace="none"/>
      <style:text-properties style:font-name="Times" fo:font-family="Times, 'Times New Roman'" style:font-family-generic="roman" style:font-pitch="variable" style:font-name-asian="Times2" style:font-family-asian="Times, 'Times New Roman'" style:font-pitch-asian="variable"/>
    </style:style>
    <style:style style:name="Anrede_20_Zchn" style:display-name="Anrede Zchn" style:family="graphic">
      <style:paragraph-properties style:text-autospace="none"/>
      <style:text-properties style:font-name="Times" fo:font-family="Times, 'Times New Roman'" style:font-family-generic="roman" style:font-pitch="variable" style:font-name-asian="Times2" style:font-family-asian="Times, 'Times New Roman'" style:font-pitch-asian="variable"/>
    </style:style>
    <style:style style:name="Textkörper-Erstzeileneinzug_20_Zchn" style:display-name="Textkörper-Erstzeileneinzug Zchn" style:family="graphic">
      <style:paragraph-properties style:text-autospace="none"/>
      <style:text-properties style:font-name="Times" fo:font-family="Times, 'Times New Roman'" style:font-family-generic="roman" style:font-pitch="variable" style:font-name-asian="Times2" style:font-family-asian="Times, 'Times New Roman'" style:font-pitch-asian="variable"/>
    </style:style>
    <style:style style:name="Textkörper_20_Zchn" style:display-name="Textkörper Zchn" style:family="graphic">
      <style:paragraph-properties style:text-autospace="none"/>
      <style:text-properties style:font-name="Times" fo:font-family="Times, 'Times New Roman'" style:font-family-generic="roman" style:font-pitch="variable" style:font-name-asian="Times2" style:font-family-asian="Times, 'Times New Roman'" style:font-pitch-asian="variable" style:language-asian="zh" style:country-asian="CN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Endnotenzeichen3" style:family="graphic">
      <style:paragraph-properties style:text-autospace="none"/>
      <style:text-properties style:text-position="11% 58%"/>
    </style:style>
    <style:style style:name="Fußnotenzeichen3" style:family="graphic">
      <style:paragraph-properties style:text-autospace="none"/>
      <style:text-properties style:text-position="11% 58%"/>
    </style:style>
    <style:style style:name="Unresolved_20_Mention" style:display-name="Unresolved Mention" style:family="graphic">
      <style:paragraph-properties style:text-autospace="none"/>
      <style:text-properties fo:color="#808080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pitch-asian="variable"/>
    </style:style>
    <style:style style:name="WW8Num1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pitch-asian="variable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2" style:font-family-asian="Symbol" style:font-pitch-asian="variable"/>
    </style:style>
    <style:style style:name="WW8Num12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2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pitch-asian="variable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2" style:font-family-asian="Symbol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2" style:font-family-asian="Symbol" style:font-pitch-asian="variable"/>
    </style:style>
    <style:style style:name="WW8Num10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0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pitch-asian="variable"/>
    </style:style>
    <style:style style:name="WW8Num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pitch-asian="variable"/>
    </style:style>
    <style:style style:name="WW8Num9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2" style:font-family-asian="Symbol" style:font-pitch-asian="variable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WW-WW8Num15z0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-WW8Num14z0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-WW8Num7z0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-WW8Num6z01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-Absatz-Standardschriftart2" style:family="graphic">
      <style:paragraph-properties style:text-autospace="none"/>
    </style:style>
    <style:style style:name="WW8Num42z3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8Num42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42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8Num42z0" style:family="graphic">
      <style:paragraph-properties style:text-autospace="none"/>
      <style:text-properties style:font-name="Arial" fo:font-family="Arial" style:font-family-generic="roman" style:font-pitch="variable" style:font-name-asian="Arial2" style:font-family-asian="Arial" style:font-pitch-asian="variable"/>
    </style:style>
    <style:style style:name="WW8Num41z3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8Num41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41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8Num41z0" style:family="graphic">
      <style:paragraph-properties style:text-autospace="none"/>
      <style:text-properties style:font-name="Arial" fo:font-family="Arial" style:font-family-generic="roman" style:font-pitch="variable" style:font-name-asian="Arial2" style:font-family-asian="Arial" style:font-pitch-asian="variable"/>
    </style:style>
    <style:style style:name="WW8Num39z3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8Num39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39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8Num39z0" style:family="graphic">
      <style:paragraph-properties style:text-autospace="none"/>
      <style:text-properties style:font-name="Arial" fo:font-family="Arial" style:font-family-generic="roman" style:font-pitch="variable" style:font-name-asian="Arial2" style:font-family-asian="Arial" style:font-pitch-asian="variable"/>
    </style:style>
    <style:style style:name="WW8Num38z0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37z0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8Num36z3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8Num36z0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34z0" style:family="graphic">
      <style:paragraph-properties style:text-autospace="none"/>
      <style:text-properties style:font-name="Calibri" fo:font-family="Calibri" style:font-family-generic="roman" style:font-pitch="variable" fo:font-size="12pt" fo:font-style="italic" fo:font-weight="bold" style:font-name-asian="Calibri2" style:font-family-asian="Calibri" style:font-pitch-asian="variable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8Num32z0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31z0" style:family="graphic">
      <style:paragraph-properties style:text-autospace="none"/>
      <style:text-properties style:font-name="Arial" fo:font-family="Arial" style:font-family-generic="roman" style:font-pitch="variable" style:font-name-asian="Arial2" style:font-family-asian="Arial" style:font-pitch-asian="variable"/>
    </style:style>
    <style:style style:name="WW8Num29z0" style:family="graphic">
      <style:paragraph-properties style:text-autospace="none"/>
      <style:text-properties style:font-name="Arial" fo:font-family="Arial" style:font-family-generic="roman" style:font-pitch="variable" style:font-name-asian="Arial2" style:font-family-asian="Arial" style:font-pitch-asian="variable"/>
    </style:style>
    <style:style style:name="WW8Num28z0" style:family="graphic">
      <style:paragraph-properties style:text-autospace="none"/>
      <style:text-properties style:font-name="Arial" fo:font-family="Arial" style:font-family-generic="roman" style:font-pitch="variable" style:font-name-asian="Arial2" style:font-family-asian="Arial" style:font-pitch-asian="variable"/>
    </style:style>
    <style:style style:name="WW8Num27z0" style:family="graphic">
      <style:paragraph-properties style:text-autospace="none"/>
      <style:text-properties style:font-name="Arial" fo:font-family="Arial" style:font-family-generic="roman" style:font-pitch="variable" style:font-name-asian="Arial2" style:font-family-asian="Arial" style:font-pitch-asian="variable"/>
    </style:style>
    <style:style style:name="WW8Num26z3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8Num26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8Num26z0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24z4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8Num24z1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8Num23z0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22z4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8Num22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8Num21z0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20z0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8Num19z0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18z0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17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17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8Num16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2" style:font-family-asian="Symbol" style:font-pitch-asian="variable"/>
    </style:style>
    <style:style style:name="WW8Num15z0" style:family="graphic">
      <style:paragraph-properties style:text-autospace="none"/>
      <style:text-properties style:font-name="Calibri" fo:font-family="Calibri" style:font-family-generic="roman" style:font-pitch="variable" fo:font-size="12pt" fo:font-style="italic" fo:font-weight="bold" style:font-name-asian="Calibri2" style:font-family-asian="Calibri" style:font-pitch-asian="variable"/>
    </style:style>
    <style:style style:name="WW8Num14z0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-WW8Num6z0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-WW8Num5z0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-Endnotenzeichen" style:family="graphic">
      <style:paragraph-properties style:text-autospace="none"/>
    </style:style>
    <style:style style:name="WW-Fußnotenzeichen" style:family="graphic">
      <style:paragraph-properties style:text-autospace="none"/>
      <style:text-properties style:text-position="11% 58%"/>
    </style:style>
    <style:style style:name="WW-Absatz-Standardschriftart" style:family="graphic">
      <style:paragraph-properties style:text-autospace="none"/>
    </style:style>
    <style:style style:name="Stark_20_betont" style:display-name="Stark betont" style:family="graphic">
      <style:paragraph-properties style:text-autospace="none"/>
      <style:text-properties fo:font-weight="bold" style:font-weight-asian="bold" style:font-weight-complex="bold"/>
    </style:style>
    <style:style style:name="Zitat1" style:family="graphic">
      <style:paragraph-properties style:text-autospace="none"/>
      <style:text-properties fo:font-style="italic" style:font-style-asian="italic" style:font-style-complex="italic"/>
    </style:style>
    <style:style style:name="Betont" style:family="graphic">
      <style:paragraph-properties style:text-autospace="none"/>
      <style:text-properties fo:font-style="italic" style:font-style-asian="italic" style:font-style-complex="italic"/>
    </style:style>
    <style:style style:name="Endnotenzeichen2" style:family="graphic">
      <style:paragraph-properties style:text-autospace="none"/>
      <style:text-properties style:text-position="11% 58%"/>
    </style:style>
    <style:style style:name="Fußnotenzeichen2" style:family="graphic">
      <style:paragraph-properties style:text-autospace="none"/>
      <style:text-properties style:text-position="11% 58%"/>
    </style:style>
    <style:style style:name="Endnotenzeichen1" style:family="graphic">
      <style:paragraph-properties style:text-autospace="none"/>
      <style:text-properties style:text-position="11% 58%"/>
    </style:style>
    <style:style style:name="Verzeichnissprung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ufzählungszeichen1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Nummerierungszeichen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Fußnotenzeichen1" style:family="graphic">
      <style:paragraph-properties style:text-autospace="none"/>
      <style:text-properties style:text-position="11% 58%"/>
    </style:style>
    <style:style style:name="Absatz-Standardschriftart1" style:family="graphic">
      <style:paragraph-properties style:text-autospace="none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-WW8Num7ztrue6" style:family="graphic">
      <style:paragraph-properties style:text-autospace="none"/>
    </style:style>
    <style:style style:name="WW-WW8Num7ztrue5" style:family="graphic">
      <style:paragraph-properties style:text-autospace="none"/>
    </style:style>
    <style:style style:name="WW-WW8Num7ztrue4" style:family="graphic">
      <style:paragraph-properties style:text-autospace="none"/>
    </style:style>
    <style:style style:name="WW-WW8Num7ztrue3" style:family="graphic">
      <style:paragraph-properties style:text-autospace="none"/>
    </style:style>
    <style:style style:name="WW-WW8Num7ztrue2" style:family="graphic">
      <style:paragraph-properties style:text-autospace="none"/>
    </style:style>
    <style:style style:name="WW-WW8Num7ztrue1" style:family="graphic">
      <style:paragraph-properties style:text-autospace="none"/>
    </style:style>
    <style:style style:name="WW-WW8Num7ztrue" style:family="graphic">
      <style:paragraph-properties style:text-autospace="none"/>
    </style:style>
    <style:style style:name="WW8Num7ztrue" style:family="graphic">
      <style:paragraph-properties style:text-autospace="none"/>
    </style:style>
    <style:style style:name="WW8Num7zfalse" style:family="graphic">
      <style:paragraph-properties style:text-autospace="none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8Num6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6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8Num6z0" style:family="graphic">
      <style:paragraph-properties style:text-autospace="none"/>
      <style:text-properties style:font-name="Arial" fo:font-family="Arial" style:font-family-generic="roman" style:font-pitch="variable" style:font-name-asian="Arial2" style:font-family-asian="Arial" style:font-pitch-asian="variable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8Num5z0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4z3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8Num4z0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3z3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8Num2z3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8Num2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2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2" style:font-family-asian="Symbol" style:font-pitch-asian="variable"/>
    </style:style>
    <style:style style:name="WW-WW8Num1ztrue61" style:family="graphic">
      <style:paragraph-properties style:text-autospace="none"/>
    </style:style>
    <style:style style:name="WW-WW8Num1ztrue51" style:family="graphic">
      <style:paragraph-properties style:text-autospace="none"/>
    </style:style>
    <style:style style:name="WW-WW8Num1ztrue41" style:family="graphic">
      <style:paragraph-properties style:text-autospace="none"/>
    </style:style>
    <style:style style:name="WW-WW8Num1ztrue31" style:family="graphic">
      <style:paragraph-properties style:text-autospace="none"/>
    </style:style>
    <style:style style:name="WW-WW8Num1ztrue21" style:family="graphic">
      <style:paragraph-properties style:text-autospace="none"/>
    </style:style>
    <style:style style:name="WW-WW8Num1ztrue11" style:family="graphic">
      <style:paragraph-properties style:text-autospace="none"/>
    </style:style>
    <style:style style:name="WW-WW8Num1ztrue7" style:family="graphic">
      <style:paragraph-properties style:text-autospace="none"/>
    </style:style>
    <style:style style:name="Absatz-Standardschriftart2" style:family="graphic">
      <style:paragraph-properties style:text-autospace="none"/>
    </style:style>
    <style:style style:name="WW-WW8Num5ztrue6" style:family="graphic">
      <style:paragraph-properties style:text-autospace="none"/>
    </style:style>
    <style:style style:name="WW-WW8Num5ztrue5" style:family="graphic">
      <style:paragraph-properties style:text-autospace="none"/>
    </style:style>
    <style:style style:name="WW-WW8Num5ztrue4" style:family="graphic">
      <style:paragraph-properties style:text-autospace="none"/>
    </style:style>
    <style:style style:name="WW-WW8Num5ztrue3" style:family="graphic">
      <style:paragraph-properties style:text-autospace="none"/>
    </style:style>
    <style:style style:name="WW-WW8Num5ztrue2" style:family="graphic">
      <style:paragraph-properties style:text-autospace="none"/>
    </style:style>
    <style:style style:name="WW-WW8Num5ztrue1" style:family="graphic">
      <style:paragraph-properties style:text-autospace="none"/>
    </style:style>
    <style:style style:name="WW-WW8Num5ztrue" style:family="graphic">
      <style:paragraph-properties style:text-autospace="none"/>
    </style:style>
    <style:style style:name="WW8Num5ztrue" style:family="graphic">
      <style:paragraph-properties style:text-autospace="none"/>
    </style:style>
    <style:style style:name="WW8Num5zfalse" style:family="graphic">
      <style:paragraph-properties style:text-autospace="none"/>
    </style:style>
    <style:style style:name="WW-WW8Num4ztrue6" style:family="graphic">
      <style:paragraph-properties style:text-autospace="none"/>
    </style:style>
    <style:style style:name="WW-WW8Num4ztrue5" style:family="graphic">
      <style:paragraph-properties style:text-autospace="none"/>
    </style:style>
    <style:style style:name="WW-WW8Num4ztrue4" style:family="graphic">
      <style:paragraph-properties style:text-autospace="none"/>
    </style:style>
    <style:style style:name="WW-WW8Num4ztrue3" style:family="graphic">
      <style:paragraph-properties style:text-autospace="none"/>
    </style:style>
    <style:style style:name="WW-WW8Num4ztrue2" style:family="graphic">
      <style:paragraph-properties style:text-autospace="none"/>
    </style:style>
    <style:style style:name="WW-WW8Num4ztrue1" style:family="graphic">
      <style:paragraph-properties style:text-autospace="none"/>
    </style:style>
    <style:style style:name="WW-WW8Num4ztrue" style:family="graphic">
      <style:paragraph-properties style:text-autospace="none"/>
    </style:style>
    <style:style style:name="WW-WW8Num3ztrue6" style:family="graphic">
      <style:paragraph-properties style:text-autospace="none"/>
    </style:style>
    <style:style style:name="WW-WW8Num3ztrue5" style:family="graphic">
      <style:paragraph-properties style:text-autospace="none"/>
    </style:style>
    <style:style style:name="WW-WW8Num3ztrue4" style:family="graphic">
      <style:paragraph-properties style:text-autospace="none"/>
    </style:style>
    <style:style style:name="WW-WW8Num3ztrue3" style:family="graphic">
      <style:paragraph-properties style:text-autospace="none"/>
    </style:style>
    <style:style style:name="WW-WW8Num3ztrue2" style:family="graphic">
      <style:paragraph-properties style:text-autospace="none"/>
    </style:style>
    <style:style style:name="WW-WW8Num3ztrue1" style:family="graphic">
      <style:paragraph-properties style:text-autospace="none"/>
    </style:style>
    <style:style style:name="WW-WW8Num3ztrue" style:family="graphic">
      <style:paragraph-properties style:text-autospace="none"/>
    </style:style>
    <style:style style:name="WW8Num3ztrue" style:family="graphic">
      <style:paragraph-properties style:text-autospace="none"/>
    </style:style>
    <style:style style:name="WW8Num3zfalse" style:family="graphic">
      <style:paragraph-properties style:text-autospace="none"/>
    </style:style>
    <style:style style:name="WW-WW8Num2ztrue6" style:family="graphic">
      <style:paragraph-properties style:text-autospace="none"/>
    </style:style>
    <style:style style:name="WW-WW8Num2ztrue5" style:family="graphic">
      <style:paragraph-properties style:text-autospace="none"/>
    </style:style>
    <style:style style:name="WW-WW8Num2ztrue4" style:family="graphic">
      <style:paragraph-properties style:text-autospace="none"/>
    </style:style>
    <style:style style:name="WW-WW8Num2ztrue3" style:family="graphic">
      <style:paragraph-properties style:text-autospace="none"/>
    </style:style>
    <style:style style:name="WW-WW8Num2ztrue2" style:family="graphic">
      <style:paragraph-properties style:text-autospace="none"/>
    </style:style>
    <style:style style:name="WW-WW8Num2ztrue1" style:family="graphic">
      <style:paragraph-properties style:text-autospace="none"/>
    </style:style>
    <style:style style:name="WW-WW8Num2ztrue" style:family="graphic">
      <style:paragraph-properties style:text-autospace="none"/>
    </style:style>
    <style:style style:name="WW8Num2ztrue" style:family="graphic">
      <style:paragraph-properties style:text-autospace="none"/>
    </style:style>
    <style:style style:name="WW-WW8Num1ztrue6" style:family="graphic">
      <style:paragraph-properties style:text-autospace="none"/>
    </style:style>
    <style:style style:name="WW-WW8Num1ztrue5" style:family="graphic">
      <style:paragraph-properties style:text-autospace="none"/>
    </style:style>
    <style:style style:name="WW-WW8Num1ztrue4" style:family="graphic">
      <style:paragraph-properties style:text-autospace="none"/>
    </style:style>
    <style:style style:name="WW-WW8Num1ztrue3" style:family="graphic">
      <style:paragraph-properties style:text-autospace="none"/>
    </style:style>
    <style:style style:name="WW-WW8Num1ztrue2" style:family="graphic">
      <style:paragraph-properties style:text-autospace="none"/>
    </style:style>
    <style:style style:name="WW-WW8Num1ztrue1" style:family="graphic">
      <style:paragraph-properties style:text-autospace="none"/>
    </style:style>
    <style:style style:name="WW-WW8Num1ztrue" style:family="graphic">
      <style:paragraph-properties style:text-autospace="none"/>
    </style:style>
    <style:style style:name="WW8Num4ztrue" style:family="graphic">
      <style:paragraph-properties style:text-autospace="none"/>
    </style:style>
    <style:style style:name="WW8Num4zfalse" style:family="graphic">
      <style:paragraph-properties style:text-autospace="non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8Num3z0" style:family="graphic">
      <style:paragraph-properties style:text-autospace="none"/>
      <style:text-properties fo:color="#333333" style:font-name="Symbol" fo:font-family="Symbol" style:font-family-generic="roman" style:font-pitch="variable" fo:font-size="9.5pt" style:font-name-asian="Symbol2" style:font-family-asian="Symbol" style:font-pitch-asian="variable" style:font-size-asian="9.5pt" style:language-asian="de" style:country-asian="DE"/>
    </style:style>
    <style:style style:name="WW8Num2zfalse" style:family="graphic">
      <style:paragraph-properties style:text-autospace="none"/>
      <style:text-properties fo:color="#000000" style:font-name="Calibri" fo:font-family="Calibri" style:font-family-generic="roman" style:font-pitch="variable" fo:font-size="11pt" style:font-name-asian="Calibri2" style:font-family-asian="Calibri" style:font-pitch-asian="variable" style:font-size-asian="11pt"/>
    </style:style>
    <style:style style:name="WW8Num1ztrue" style:family="graphic">
      <style:paragraph-properties style:text-autospace="none"/>
    </style:style>
    <style:style style:name="WW8Num1zfalse" style:family="graphic">
      <style:paragraph-properties style:text-autospace="none"/>
    </style:style>
    <style:style style:name="Contents_20_9" style:display-name="Contents 9" style:family="graphic">
      <style:paragraph-properties fo:margin-left="5.475cm" fo:margin-right="0cm" fo:margin-top="0cm" fo:margin-bottom="0.31cm" fo:line-height="108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false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Contents_20_8" style:display-name="Contents 8" style:family="graphic">
      <style:paragraph-properties fo:margin-left="4.791cm" fo:margin-right="0cm" fo:margin-top="0cm" fo:margin-bottom="0.31cm" fo:line-height="108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false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Contents_20_7" style:display-name="Contents 7" style:family="graphic">
      <style:paragraph-properties fo:margin-left="4.106cm" fo:margin-right="0cm" fo:margin-top="0cm" fo:margin-bottom="0.31cm" fo:line-height="108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false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Contents_20_6" style:display-name="Contents 6" style:family="graphic">
      <style:paragraph-properties fo:margin-left="3.422cm" fo:margin-right="0cm" fo:margin-top="0cm" fo:margin-bottom="0.31cm" fo:line-height="108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false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Contents_20_5" style:display-name="Contents 5" style:family="graphic">
      <style:paragraph-properties fo:margin-left="2.738cm" fo:margin-right="0cm" fo:margin-top="0cm" fo:margin-bottom="0.31cm" fo:line-height="108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false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Contents_20_4" style:display-name="Contents 4" style:family="graphic">
      <style:paragraph-properties fo:margin-left="2.053cm" fo:margin-right="0cm" fo:margin-top="0cm" fo:margin-bottom="0.31cm" fo:line-height="108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false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Contents_20_3" style:display-name="Contents 3" style:family="graphic">
      <style:paragraph-properties fo:margin-left="1.245cm" fo:margin-right="0cm" fo:margin-top="0cm" fo:margin-bottom="0.31cm" fo:line-height="108%" fo:text-align="start" fo:text-indent="0cm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.623cm" fo:margin-right="0cm" fo:margin-top="0cm" fo:margin-bottom="0.31cm" fo:line-height="108%" fo:text-align="start" fo:text-indent="0cm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Contents_20_1" style:display-name="Contents 1" style:family="graphic">
      <style:paragraph-properties fo:margin-top="0cm" fo:margin-bottom="0.31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TOC_20_Heading" style:display-name="TOC Heading" style:family="graphic">
      <style:paragraph-properties fo:margin-top="0.746cm" fo:margin-bottom="0cm" fo:line-height="108%" fo:text-align="start" style:text-autospace="none" style:writing-mode="lr-tb"/>
      <style:text-properties fo:color="#2f5496" style:font-name="Calibri Light" fo:font-family="'Calibri Light'" style:font-family-generic="roman" style:font-pitch="variable" fo:font-size="16pt" fo:language="de" fo:country="DE" fo:font-weight="normal" style:letter-kerning="false" style:font-name-asian="DejaVu Sans" style:font-family-asian="'DejaVu Sans'" style:font-family-generic-asian="roman" style:font-pitch-asian="variable" style:font-size-asian="16pt" style:language-asian="ar" style:country-asian="SA"/>
    </style:style>
    <style:style style:name="Footnote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c01pointnumerotealtn" style:family="graphic">
      <style:paragraph-properties fo:margin-top="0.871cm" fo:margin-bottom="0.871cm" fo:line-height="108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stenkopf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Listeninhalt" style:family="graphic">
      <style:paragraph-properties fo:margin-left="1.764cm" fo:margin-right="0cm" fo:margin-top="0cm" fo:margin-bottom="0.497cm" fo:line-height="108%" fo:text-align="start" fo:text-indent="0cm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toa_20_heading" style:display-name="toa 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6pt" fo:language="de" fo:country="DE" fo:font-weight="bold" style:letter-kerning="false" style:font-name-asian="Mincho1" style:font-family-asian="Mincho, 'MS Mincho'" style:font-pitch-asian="variable" style:font-size-asian="16pt" style:language-asian="ar" style:country-asian="SA" style:font-weight-asian="bold"/>
    </style:style>
    <style:style style:name="Überschrift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4pt" fo:language="de" fo:country="DE" style:letter-kerning="false" style:font-name-asian="Mincho1" style:font-family-asian="Mincho, 'MS Mincho'" style:font-pitch-asian="variable" style:font-size-asian="14pt" style:language-asian="ar" style:country-asian="SA"/>
    </style:style>
    <style:style style:name="annotation_20_text" style:display-name="annotation text" style:family="graphic">
      <style:paragraph-properties fo:margin-left="7.057cm" fo:margin-right="0cm" fo:margin-top="0cm" fo:margin-bottom="0.374cm" fo:line-height="108%" fo:text-align="start" fo:text-indent="0cm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Complimentary_20_Close" style:display-name="Complimentary Close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cm" fo:margin-right="0cm" fo:margin-top="0cm" fo:margin-bottom="0.374cm" fo:line-height="108%" fo:text-align="start" fo:text-indent="0.88cm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vom" style:family="graphic">
      <style:paragraph-properties fo:margin-top="0.374cm" fo:margin-bottom="0.374cm" fo:line-height="108%" fo:text-align="center" style:text-autospace="none" style:writing-mode="lr-tb"/>
      <style:text-properties style:use-window-font-color="true" style:font-name="Helvetica" fo:font-family="Helvetica, Arial" style:font-family-generic="roman" style:font-pitch="variable" fo:font-size="10pt" fo:language="de" fo:country="DE" fo:font-weight="bold" style:letter-kerning="false" style:font-name-asian="Helvetica2" style:font-family-asian="Helvetica, Arial" style:font-pitch-asian="variable" style:font-size-asian="10pt" style:language-asian="ar" style:country-asian="SA" style:font-weight-asian="bold"/>
    </style:style>
    <style:style style:name="entscheidung" style:family="graphic">
      <style:paragraph-properties fo:margin-top="0.374cm" fo:margin-bottom="0.374cm" fo:line-height="108%" fo:text-align="center" style:text-autospace="none" style:writing-mode="lr-tb"/>
      <style:text-properties style:use-window-font-color="true" style:font-name="Helvetica" fo:font-family="Helvetica, Arial" style:font-family-generic="roman" style:font-pitch="variable" fo:font-size="10pt" fo:language="de" fo:country="DE" fo:font-weight="bold" style:letter-kerning="false" style:font-name-asian="Helvetica2" style:font-family-asian="Helvetica, Arial" style:font-pitch-asian="variable" style:font-size-asian="10pt" style:language-asian="ar" style:country-asian="SA" style:font-weight-asian="bold"/>
    </style:style>
    <style:style style:name="gericht" style:family="graphic">
      <style:paragraph-properties fo:margin-top="0.374cm" fo:margin-bottom="0.374cm" fo:line-height="108%" fo:text-align="center" style:text-autospace="none" style:writing-mode="lr-tb"/>
      <style:text-properties style:use-window-font-color="true" style:font-name="Helvetica" fo:font-family="Helvetica, Arial" style:font-family-generic="roman" style:font-pitch="variable" fo:font-size="10pt" fo:language="de" fo:country="DE" fo:font-weight="bold" style:letter-kerning="false" style:font-name-asian="Helvetica2" style:font-family-asian="Helvetica, Arial" style:font-pitch-asian="variable" style:font-size-asian="10pt" style:language-asian="ar" style:country-asian="SA" style:font-weight-asian="bold"/>
    </style:style>
    <style:style style:name="name" style:family="graphic">
      <style:paragraph-properties fo:margin-top="0.374cm" fo:margin-bottom="0.374cm" fo:line-height="108%" fo:text-align="center" style:text-autospace="none" style:writing-mode="lr-tb"/>
      <style:text-properties style:use-window-font-color="true" style:font-name="Helvetica" fo:font-family="Helvetica, Arial" style:font-family-generic="roman" style:font-pitch="variable" fo:font-size="10pt" fo:language="de" fo:country="DE" fo:font-weight="bold" style:letter-kerning="false" style:font-name-asian="Helvetica2" style:font-family-asian="Helvetica, Arial" style:font-pitch-asian="variable" style:font-size-asian="10pt" style:language-asian="ar" style:country-asian="SA" style:font-weight-asian="bold"/>
    </style:style>
    <style:style style:name="LO-Normal" style:family="graphic">
      <style:paragraph-properties fo:margin-top="0.374cm" fo:margin-bottom="0.374cm" fo:line-height="108%" fo:text-align="start" style:text-autospace="none" style:writing-mode="lr-tb"/>
      <style:text-properties style:use-window-font-color="true" style:font-name="Helvetica" fo:font-family="Helvetica, Arial" style:font-family-generic="roman" style:font-pitch="variable" fo:font-size="10pt" fo:language="de" fo:country="DE" style:letter-kerning="false" style:font-name-asian="Helvetica2" style:font-family-asian="Helvetica, Arial" style:font-pitch-asian="variable" style:font-size-asian="10pt" style:language-asian="ar" style:country-asian="SA"/>
    </style:style>
    <style:style style:name="LecSpiegelAbsatz" style:family="graphic">
      <style:paragraph-properties fo:margin-left="1.076cm" fo:margin-right="0cm" fo:margin-top="0.374cm" fo:margin-bottom="0cm" fo:line-height="108%" fo:text-align="justify" fo:text-indent="-1.076cm" style:text-autospace="none" style:writing-mode="lr-tb"/>
      <style:text-properties style:use-window-font-color="true" style:font-name="Times" fo:font-family="Times, 'Times New Roman'" style:font-family-generic="roman" style:font-pitch="variable" fo:font-size="11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LecAbsatz" style:family="graphic">
      <style:paragraph-properties fo:margin-top="0.374cm" fo:margin-bottom="0cm" fo:line-height="108%" fo:text-align="justify" style:text-autospace="none" style:writing-mode="lr-tb"/>
      <style:text-properties style:use-window-font-color="true" style:font-name="Times" fo:font-family="Times, 'Times New Roman'" style:font-family-generic="roman" style:font-pitch="variable" fo:font-size="11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LecIdentAbsatz" style:family="graphic">
      <style:paragraph-properties fo:margin-left="1.092cm" fo:margin-right="0cm" fo:margin-top="0.374cm" fo:margin-bottom="0cm" fo:line-height="108%" fo:text-align="justify" fo:text-indent="0cm" style:text-autospace="none" style:writing-mode="lr-tb"/>
      <style:text-properties style:use-window-font-color="true" style:font-name="Times" fo:font-family="Times, 'Times New Roman'" style:font-family-generic="roman" style:font-pitch="variable" fo:font-size="11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WW-Listenabsatz1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style:font-name="Arial" fo:font-family="Arial" style:font-family-generic="roman" style:font-pitch="variable" fo:font-size="12pt" fo:language="de" fo:country="DE" style:letter-kerning="false" style:font-name-asian="Arial2" style:font-family-asian="Arial" style:font-pitch-asian="variable" style:font-size-asian="11pt" style:language-asian="ar" style:country-asian="SA"/>
    </style:style>
    <style:style style:name="WW-Listenabsatz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0pt" fo:language="de" fo:country="DE" style:letter-kerning="false" style:font-name-asian="Calibri2" style:font-family-asian="Calibri" style:font-pitch-asian="variable" style:font-size-asian="11pt" style:language-asian="ar" style:country-asian="SA"/>
    </style:style>
    <style:style style:name="WW-Sprechblasentext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Tahoma" fo:font-family="Tahoma" style:font-family-generic="roman" style:font-pitch="variable" fo:font-size="8pt" fo:language="de" fo:country="DE" style:letter-kerning="false" style:font-name-asian="Tahoma2" style:font-family-asian="Tahoma" style:font-pitch-asian="variable" style:font-size-asian="8pt" style:language-asian="ar" style:country-asian="SA"/>
    </style:style>
    <style:style style:name="Nebentitel" style:family="graphic">
      <style:paragraph-properties fo:margin-top="0cm" fo:margin-bottom="0.497cm" fo:line-height="108%" fo:text-align="center" style:text-autospace="none" style:writing-mode="lr-tb"/>
      <style:text-properties style:use-window-font-color="true" style:font-name="Times" fo:font-family="Times, 'Times New Roman'" style:font-family-generic="roman" style:font-pitch="variable" fo:font-size="26pt" fo:language="de" fo:country="DE" fo:font-weight="bold" style:letter-kerning="false" style:font-name-asian="Times2" style:font-family-asian="Times, 'Times New Roman'" style:font-pitch-asian="variable" style:font-size-asian="10pt" style:language-asian="ar" style:country-asian="SA"/>
    </style:style>
    <style:style style:name="LecSpiegelAbs" style:family="graphic">
      <style:paragraph-properties fo:margin-left="1.092cm" fo:margin-right="0cm" fo:margin-top="0.374cm" fo:margin-bottom="0cm" fo:line-height="108%" fo:text-align="justify" fo:text-indent="-1.092cm" style:text-autospace="none" style:writing-mode="lr-tb"/>
      <style:text-properties style:use-window-font-color="true" style:font-name="Times" fo:font-family="Times, 'Times New Roman'" style:font-family-generic="roman" style:font-pitch="variable" fo:font-size="11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Vorformatierter_20_Text" style:display-name="Vorformatierter Text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DejaVu Sans Mono" fo:font-family="'DejaVu Sans Mono', 'Yu Gothic'" style:font-family-generic="roman" style:font-pitch="variable" fo:font-size="10pt" fo:language="de" fo:country="DE" style:letter-kerning="false" style:font-name-asian="DejaVu Sans Mono2" style:font-family-asian="'DejaVu Sans Mono', 'Yu Gothic'" style:font-pitch-asian="variable" style:font-size-asian="10pt" style:language-asian="ar" style:country-asian="SA"/>
    </style:style>
    <style:style style:name="Objektverzeichnis_20_1" style:display-name="Objektverzeichnis 1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Verzeichnis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Objektverzeichnis_20_Überschrift" style:display-name="Objektverzeichnis Überschrift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6pt" fo:language="de" fo:country="DE" fo:font-weight="bold" style:letter-kerning="false" style:font-name-asian="Mincho1" style:font-family-asian="Mincho, 'MS Mincho'" style:font-pitch-asian="variable" style:font-size-asian="16pt" style:language-asian="ar" style:country-asian="SA" style:font-weight-asian="bold"/>
    </style:style>
    <style:style style:name="Inhaltsverzeichnis_20_3" style:display-name="Inhaltsverzeichnis 3" style:family="graphic">
      <style:paragraph-properties fo:margin-left="1.76cm" fo:margin-right="0cm" fo:margin-top="0cm" fo:margin-bottom="0.497cm" fo:line-height="108%" fo:text-align="start" fo:text-indent="0cm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Inhaltsverzeichnis_20_2" style:display-name="Inhaltsverzeichnis 2" style:family="graphic">
      <style:paragraph-properties fo:margin-left="0.88cm" fo:margin-right="0cm" fo:margin-top="0cm" fo:margin-bottom="0.497cm" fo:line-height="108%" fo:text-align="start" fo:text-indent="0cm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Inhaltsverzeichnis_20_1" style:display-name="Inhaltsverzeichnis 1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RGV-Überschrift1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6pt" fo:language="de" fo:country="DE" fo:font-weight="bold" style:letter-kerning="false" style:font-name-asian="Mincho1" style:font-family-asian="Mincho, 'MS Mincho'" style:font-pitch-asian="variable" style:font-size-asian="16pt" style:language-asian="ar" style:country-asian="SA" style:font-weight-asian="bold"/>
    </style:style>
    <style:style style:name="Fußnote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Rahmeninhalt" style:family="graphic">
      <style:paragraph-properties fo:margin-top="0cm" fo:margin-bottom="0.374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Abbildung" style:family="graphic">
      <style:paragraph-properties fo:margin-top="0.374cm" fo:margin-bottom="0.374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fo:font-style="italic" style:letter-kerning="false" style:font-name-asian="Times2" style:font-family-asian="Times, 'Times New Roman'" style:font-pitch-asian="variable" style:font-size-asian="10pt" style:language-asian="ar" style:country-asian="SA" style:font-style-asian="italic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fo:font-style="italic" style:letter-kerning="false" style:font-name-asian="Times2" style:font-family-asian="Times, 'Times New Roman'" style:font-pitch-asian="variable" style:font-size-asian="10pt" style:language-asian="ar" style:country-asian="SA" style:font-style-asian="italic"/>
    </style:style>
    <style:style style:name="Tabellen_20_Überschrift" style:display-name="Tabellen Überschrift" style:family="graphic">
      <style:paragraph-properties fo:margin-top="0cm" fo:margin-bottom="0.374cm" fo:line-height="108%" fo:text-align="center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fo:font-style="italic" fo:font-weight="bold" style:letter-kerning="false" style:font-name-asian="Times2" style:font-family-asian="Times, 'Times New Roman'" style:font-pitch-asian="variable" style:font-size-asian="10pt" style:language-asian="ar" style:country-asian="SA" style:font-style-asian="italic" style:font-weight-asian="bold"/>
    </style:style>
    <style:style style:name="Tabellen_20_Inhalt" style:display-name="Tabellen Inhalt" style:family="graphic">
      <style:paragraph-properties fo:margin-top="0cm" fo:margin-bottom="0.374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Footer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Header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Überschrift_20_10" style:display-name="Überschrift 10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.5pt" fo:language="de" fo:country="DE" fo:font-weight="bold" style:letter-kerning="false" style:font-name-asian="Mincho1" style:font-family-asian="Mincho, 'MS Mincho'" style:font-pitch-asian="variable" style:font-size-asian="10.5pt" style:language-asian="ar" style:country-asian="SA" style:font-weight-asian="bold"/>
    </style:style>
    <style:style style:name="Kommentartext1" style:family="graphic">
      <style:paragraph-properties fo:margin-left="7.057cm" fo:margin-right="0cm" fo:margin-top="0cm" fo:margin-bottom="0.374cm" fo:line-height="108%" fo:text-align="start" fo:text-indent="0cm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Gegenüberstellung" style:family="graphic">
      <style:paragraph-properties fo:margin-left="8.821cm" fo:margin-right="0cm" fo:margin-top="0cm" fo:margin-bottom="0.374cm" fo:line-height="108%" fo:text-align="start" fo:text-indent="-7.938cm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Anrede1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Textkörper_20_Einrückung" style:display-name="Textkörper Einrückung" style:family="graphic">
      <style:paragraph-properties fo:margin-left="6.609cm" fo:margin-right="0cm" fo:margin-top="0cm" fo:margin-bottom="0.497cm" fo:line-height="108%" fo:text-align="start" fo:text-indent="0cm" style:text-autospace="none" style:writing-mode="lr-tb"/>
      <style:text-properties style:use-window-font-color="true" style:font-name="Times" fo:font-family="Times, 'Times New Roman'" style:font-family-generic="roman" style:font-pitch="variable" fo:font-size="9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Textkörper_20_Einzug_20_negativ" style:display-name="Textkörper Einzug negativ" style:family="graphic">
      <style:paragraph-properties fo:margin-left="1.764cm" fo:margin-right="0cm" fo:margin-top="0cm" fo:margin-bottom="0.374cm" fo:line-height="108%" fo:text-align="start" fo:text-indent="-0.88cm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Textkörper-Erstzeileneinzug1" style:family="graphic">
      <style:paragraph-properties fo:margin-left="0cm" fo:margin-right="0cm" fo:margin-top="0cm" fo:margin-bottom="0.374cm" fo:line-height="108%" fo:text-align="start" fo:text-indent="0.88cm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Times2" style:font-family-asian="Times, 'Times New Roman'" style:font-pitch-asian="variable" style:font-size-asian="10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Lohit Devanagari1" style:font-family-asian="'Lohit Devanagari'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2pt" fo:language="de" fo:country="DE" fo:font-style="italic" style:letter-kerning="false" style:font-name-asian="Lohit Devanagari1" style:font-family-asian="'Lohit Devanagari'" style:font-pitch-asian="variable" style:font-size-asian="12pt" style:language-asian="ar" style:country-asian="SA" style:font-style-asian="italic"/>
    </style:style>
    <style:style style:name="List" style:family="graphic">
      <style:paragraph-properties fo:margin-top="0cm" fo:margin-bottom="0.374cm" fo:line-height="108%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de" fo:country="DE" style:letter-kerning="false" style:font-name-asian="Lohit Devanagari3" style:font-family-asian="'Lohit Devanagari', 'Yu Gothic'" style:font-pitch-asian="variable" style:font-size-asian="10pt" style:language-asian="ar" style:country-asian="SA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de" fo:country="DE" style:letter-kerning="false" style:font-name-asian="Lohit Devanagari1" style:font-family-asian="'Lohit Devanagari'" style:font-pitch-asian="variable" style:font-size-asian="14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4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54cm" fo:margin-bottom="0cm" fo:text-indent="0cm"/>
      <style:text-properties fo:font-size="24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65cm" fo:margin-bottom="0cm" fo:text-indent="0cm"/>
      <style:text-properties fo:font-size="21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7cm" fo:margin-bottom="0cm" fo:text-indent="0cm"/>
      <style:text-properties fo:font-size="17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8cm" fo:margin-bottom="0cm" fo:text-indent="0cm"/>
      <style:text-properties fo:font-size="17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8cm" fo:margin-bottom="0cm" fo:text-indent="0cm"/>
      <style:text-properties fo:font-size="17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8cm" fo:margin-bottom="0cm" fo:text-indent="0cm"/>
      <style:text-properties fo:font-size="17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8cm" fo:margin-bottom="0cm" fo:text-indent="0cm"/>
      <style:text-properties fo:font-size="17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8cm" fo:margin-bottom="0cm" fo:text-indent="0cm"/>
      <style:text-properties fo:font-size="17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3.9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cm" svg:x="1cm" svg:y="4.027cm"/>
      <draw:page-thumbnail draw:layer="backgroundobjects" svg:width="8.999cm" svg:height="4.49cm" svg:x="1cm" svg:y="12.603cm"/>
      <draw:page-thumbnail draw:layer="backgroundobjects" svg:width="8.999cm" svg:height="4.49cm" svg:x="1cm" svg:y="21.179cm"/>
      <draw:page-thumbnail draw:layer="backgroundobjects" svg:width="8.999cm" svg:height="4.49cm" svg:x="11cm" svg:y="4.027cm"/>
      <draw:page-thumbnail draw:layer="backgroundobjects" svg:width="8.999cm" svg:height="4.49cm" svg:x="11cm" svg:y="12.603cm"/>
      <draw:page-thumbnail draw:layer="backgroundobjects" svg:width="8.999cm" svg:height="4.49cm" svg:x="11cm" svg:y="21.179cm"/>
    </style:handout-master>
    <style:master-page style:name="Default" style:page-layout-name="PM1" draw:style-name="Mdp1">
      <draw:frame presentation:style-name="Default-title" draw:layer="backgroundobjects" svg:width="25.191cm" svg:height="2.332cm" svg:x="1.399cm" svg:y="0.557cm" presentation:class="title" presentation:placeholder="true">
        <draw:text-box/>
      </draw:frame>
      <draw:frame presentation:style-name="Default-outline1" draw:layer="backgroundobjects" svg:width="25.191cm" svg:height="8.102cm" svg:x="1.399cm" svg:y="3.268cm" presentation:class="outline" presentation:placeholder="true">
        <draw:text-box/>
      </draw:frame>
      <draw:frame presentation:style-name="Mpr1" draw:text-style-name="MP2" draw:layer="backgroundobjects" svg:width="6.521cm" svg:height="0.962cm" svg:x="1.399cm" svg:y="12.7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0.962cm" svg:x="9.572cm" svg:y="12.7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0.962cm" svg:x="20.069cm" svg:y="12.72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3:44:28.944804255</meta:creation-date>
    <dc:date>2024-02-16T13:45:47.293686173</dc:date>
    <meta:editing-duration>PT3H28M14S</meta:editing-duration>
    <meta:editing-cycles>67</meta:editing-cycles>
    <meta:generator>LibreOffice/6.4.7.2$Linux_X86_64 LibreOffice_project/40$Build-2</meta:generator>
    <meta:document-statistic meta:object-count="57"/>
  </office:meta>
</office:document-meta>
</file>